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101cm" style:rel-column-width="4245*"/>
    </style:style>
    <style:style style:name="Table1.B" style:family="table-column">
      <style:table-column-properties style:column-width="0.993cm" style:rel-column-width="3830*"/>
    </style:style>
    <style:style style:name="Table1.Q" style:family="table-column">
      <style:table-column-properties style:column-width="0.997cm" style:rel-column-width="3840*"/>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Q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000000"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503cm" style:rel-column-width="5794*"/>
    </style:style>
    <style:style style:name="Table2.B" style:family="table-column">
      <style:table-column-properties style:column-width="0.968cm" style:rel-column-width="3733*"/>
    </style:style>
    <style:style style:name="Table2.Q" style:family="table-column">
      <style:table-column-properties style:column-width="0.972cm" style:rel-column-width="3746*"/>
    </style:style>
    <style:style style:name="Table2.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2.Q1" style:family="table-cell">
      <style:table-cell-properties fo:background-color="#000000" fo:padding="0.097cm" fo:border="0.5pt solid #000000" style:writing-mode="page">
        <style:background-image/>
      </style:table-cell-properties>
    </style:style>
    <style:style style:name="Table2.2" style:family="table-row">
      <style:table-row-properties style:min-row-height="0.699cm"/>
    </style:style>
    <style:style style:name="Table2.A2" style:family="table-cell">
      <style:table-cell-properties fo:background-color="#000000"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text-properties officeooo:rsid="000b4a2e" officeooo:paragraph-rsid="000b4a2e"/>
    </style:style>
    <style:style style:name="P2" style:family="paragraph" style:parent-style-name="Contents_20_Heading">
      <style:paragraph-properties fo:break-before="page"/>
    </style:style>
    <style:style style:name="P3" style:family="paragraph" style:parent-style-name="Text_20_body">
      <style:text-properties officeooo:rsid="000b4a2e" officeooo:paragraph-rsid="000b4a2e"/>
    </style:style>
    <style:style style:name="P4" style:family="paragraph" style:parent-style-name="Text_20_body">
      <style:text-properties fo:language="en" fo:country="US" officeooo:rsid="000b4a2e" officeooo:paragraph-rsid="000b4a2e"/>
    </style:style>
    <style:style style:name="P5" style:family="paragraph" style:parent-style-name="Text_20_body">
      <style:text-properties fo:language="en" fo:country="US" officeooo:rsid="000b4a2e" officeooo:paragraph-rsid="000ba5ed"/>
    </style:style>
    <style:style style:name="P6" style:family="paragraph" style:parent-style-name="Text_20_body">
      <style:text-properties fo:language="en" fo:country="US" officeooo:rsid="000d60ca" officeooo:paragraph-rsid="000d60ca"/>
    </style:style>
    <style:style style:name="P7" style:family="paragraph" style:parent-style-name="Text_20_body">
      <style:text-properties officeooo:rsid="000f6314" officeooo:paragraph-rsid="000f6314"/>
    </style:style>
    <style:style style:name="P8" style:family="paragraph" style:parent-style-name="Text_20_body">
      <style:text-properties officeooo:rsid="00105e28" officeooo:paragraph-rsid="00105e28"/>
    </style:style>
    <style:style style:name="P9" style:family="paragraph" style:parent-style-name="Text_20_body">
      <style:text-properties officeooo:rsid="00118bdd" officeooo:paragraph-rsid="00118bdd"/>
    </style:style>
    <style:style style:name="P10" style:family="paragraph" style:parent-style-name="Text_20_body">
      <style:text-properties officeooo:rsid="00122f7e" officeooo:paragraph-rsid="00122f7e"/>
    </style:style>
    <style:style style:name="P11" style:family="paragraph" style:parent-style-name="Text_20_body">
      <style:text-properties officeooo:rsid="0012cb8e" officeooo:paragraph-rsid="0012cb8e"/>
    </style:style>
    <style:style style:name="P12" style:family="paragraph" style:parent-style-name="Text_20_body">
      <style:text-properties officeooo:rsid="00135374" officeooo:paragraph-rsid="00135374"/>
    </style:style>
    <style:style style:name="P13" style:family="paragraph" style:parent-style-name="Title">
      <style:text-properties officeooo:rsid="000b4a2e" officeooo:paragraph-rsid="000b4a2e"/>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6314" officeooo:paragraph-rsid="000f631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5e28" officeooo:paragraph-rsid="00105e2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0f6314" officeooo:paragraph-rsid="000f6314" fo:background-color="transparent"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0f6314" officeooo:paragraph-rsid="000f6314"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105e28" officeooo:paragraph-rsid="00105e2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list-style-name="L1">
      <style:text-properties fo:language="en" fo:country="US" officeooo:rsid="000b4a2e" officeooo:paragraph-rsid="000b4a2e"/>
    </style:style>
    <style:style style:name="P23" style:family="paragraph" style:parent-style-name="Text_20_body" style:list-style-name="L1">
      <style:text-properties fo:language="en" fo:country="US" officeooo:rsid="000ba5ed" officeooo:paragraph-rsid="000ba5ed"/>
    </style:style>
    <style:style style:name="P24" style:family="paragraph" style:parent-style-name="Text_20_body" style:list-style-name="L2">
      <style:text-properties fo:language="en" fo:country="US" officeooo:rsid="000bf5a5" officeooo:paragraph-rsid="000bf5a5"/>
    </style:style>
    <style:style style:name="P25" style:family="paragraph" style:parent-style-name="Text_20_body" style:list-style-name="L3">
      <style:text-properties officeooo:rsid="000f6314" officeooo:paragraph-rsid="000f6314"/>
    </style:style>
    <style:style style:name="P26" style:family="paragraph" style:parent-style-name="Text_20_body" style:list-style-name="L3">
      <style:text-properties style:text-underline-style="solid" style:text-underline-width="auto" style:text-underline-color="font-color" officeooo:rsid="000f6314" officeooo:paragraph-rsid="000f6314"/>
    </style:style>
    <style:style style:name="P27" style:family="paragraph" style:parent-style-name="Text_20_body">
      <style:text-properties style:text-underline-style="none" officeooo:rsid="000f6314" officeooo:paragraph-rsid="000f6314"/>
    </style:style>
    <style:style style:name="P28" style:family="paragraph" style:parent-style-name="Heading_20_1">
      <style:text-properties fo:language="en" fo:country="US"/>
    </style:style>
    <style:style style:name="P29" style:family="paragraph" style:parent-style-name="Heading_20_1">
      <style:text-properties fo:language="en" fo:country="US" officeooo:rsid="000b4a2e" officeooo:paragraph-rsid="000b4a2e"/>
    </style:style>
    <style:style style:name="P30" style:family="paragraph" style:parent-style-name="Heading_20_1">
      <style:text-properties fo:language="en" fo:country="US" officeooo:rsid="000bf5a5" officeooo:paragraph-rsid="000bf5a5"/>
    </style:style>
    <style:style style:name="P31" style:family="paragraph" style:parent-style-name="Heading_20_1">
      <style:text-properties fo:language="en" fo:country="US" officeooo:rsid="000d60ca" officeooo:paragraph-rsid="000d60ca"/>
    </style:style>
    <style:style style:name="P32" style:family="paragraph" style:parent-style-name="Heading_20_1">
      <style:text-properties officeooo:rsid="00122f7e" officeooo:paragraph-rsid="00122f7e"/>
    </style:style>
    <style:style style:name="P33" style:family="paragraph" style:parent-style-name="Heading_20_1">
      <style:text-properties officeooo:rsid="0012cb8e" officeooo:paragraph-rsid="0012cb8e"/>
    </style:style>
    <style:style style:name="P34" style:family="paragraph" style:parent-style-name="Heading_20_1">
      <style:text-properties officeooo:rsid="00135374" officeooo:paragraph-rsid="00135374"/>
    </style:style>
    <style:style style:name="P35" style:family="paragraph" style:parent-style-name="Heading_20_1">
      <style:paragraph-properties fo:break-before="page"/>
      <style:text-properties fo:language="en" fo:country="US" officeooo:rsid="000b4a2e" officeooo:paragraph-rsid="000b4a2e"/>
    </style:style>
    <style:style style:name="P36" style:family="paragraph" style:parent-style-name="Heading_20_2">
      <style:text-properties officeooo:rsid="000f6314" officeooo:paragraph-rsid="000f6314"/>
    </style:style>
    <style:style style:name="P37" style:family="paragraph" style:parent-style-name="Heading_20_2">
      <style:text-properties officeooo:rsid="00105e28" officeooo:paragraph-rsid="00105e28"/>
    </style:style>
    <style:style style:name="P38" style:family="paragraph" style:parent-style-name="Heading_20_3">
      <style:text-properties officeooo:rsid="00105e28" officeooo:paragraph-rsid="00105e28"/>
    </style:style>
    <style:style style:name="P39" style:family="paragraph" style:parent-style-name="Heading_20_3">
      <style:text-properties officeooo:rsid="00118bdd" officeooo:paragraph-rsid="00118bdd"/>
    </style:style>
    <style:style style:name="T1" style:family="text">
      <style:text-properties officeooo:rsid="000ba5e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officeooo:rsid="0012df09"/>
    </style:style>
    <style:style style:name="T7" style:family="text">
      <style:text-properties fo:font-style="italic" style:font-style-asian="italic" style:font-style-complex="italic"/>
    </style:style>
    <style:style style:name="T8" style:family="text">
      <style:text-properties fo:font-style="italic" officeooo:rsid="00118bdd"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18bdd"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officeooo:rsid="00118bdd"/>
    </style:style>
    <style:style style:name="T14" style:family="text">
      <style:text-properties officeooo:rsid="0012df09"/>
    </style:style>
    <style:style style:name="T15" style:family="text">
      <style:text-properties officeooo:rsid="00168c6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WTP</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21"><text:a xlink:type="simple" xlink:href="#__RefHeading___Toc107_2410746694" text:style-name="Index_20_Link" text:visited-style-name="Index_20_Link">Introduction<text:tab/>4</text:a></text:p>
          <text:p text:style-name="P21"><text:a xlink:type="simple" xlink:href="#__RefHeading___Toc109_2410746694" text:style-name="Index_20_Link" text:visited-style-name="Index_20_Link">Goals<text:tab/>4</text:a></text:p>
          <text:p text:style-name="P21"><text:a xlink:type="simple" xlink:href="#__RefHeading___Toc111_2410746694" text:style-name="Index_20_Link" text:visited-style-name="Index_20_Link">Assumptions<text:tab/>4</text:a></text:p>
          <text:p text:style-name="P21"><text:a xlink:type="simple" xlink:href="#__RefHeading___Toc113_2410746694" text:style-name="Index_20_Link" text:visited-style-name="Index_20_Link">Implications<text:tab/>4</text:a></text:p>
          <text:p text:style-name="P21"><text:a xlink:type="simple" xlink:href="#__RefHeading___Toc115_2410746694" text:style-name="Index_20_Link" text:visited-style-name="Index_20_Link">Frame format<text:tab/>4</text:a></text:p>
          <text:p text:style-name="P19"><text:a xlink:type="simple" xlink:href="#__RefHeading___Toc117_2410746694" text:style-name="Index_20_Link" text:visited-style-name="Index_20_Link">Data frames<text:tab/>5</text:a></text:p>
          <text:p text:style-name="P19"><text:a xlink:type="simple" xlink:href="#__RefHeading___Toc120_2410746694" text:style-name="Index_20_Link" text:visited-style-name="Index_20_Link">Control frames<text:tab/>5</text:a></text:p>
          <text:p text:style-name="P20"><text:a xlink:type="simple" xlink:href="#__RefHeading___Toc122_2410746694" text:style-name="Index_20_Link" text:visited-style-name="Index_20_Link">Set Asynchronous Balanced Mode (SABM)<text:tab/>5</text:a></text:p>
          <text:p text:style-name="P20"><text:a xlink:type="simple" xlink:href="#__RefHeading___Toc124_2410746694" text:style-name="Index_20_Link" text:visited-style-name="Index_20_Link">Disconnect (DISC)<text:tab/>5</text:a></text:p>
          <text:p text:style-name="P20"><text:a xlink:type="simple" xlink:href="#__RefHeading___Toc126_2410746694" text:style-name="Index_20_Link" text:visited-style-name="Index_20_Link">Test (TEST)<text:tab/>5</text:a></text:p>
          <text:p text:style-name="P20"><text:a xlink:type="simple" xlink:href="#__RefHeading___Toc128_2410746694" text:style-name="Index_20_Link" text:visited-style-name="Index_20_Link">Selective Reject (SREJ)<text:tab/>5</text:a></text:p>
          <text:p text:style-name="P20"><text:a xlink:type="simple" xlink:href="#__RefHeading___Toc130_2410746694" text:style-name="Index_20_Link" text:visited-style-name="Index_20_Link">Reject (REJ)<text:tab/>6</text:a></text:p>
          <text:p text:style-name="P20"><text:a xlink:type="simple" xlink:href="#__RefHeading___Toc132_2410746694" text:style-name="Index_20_Link" text:visited-style-name="Index_20_Link">Receiver Ready (RR)<text:tab/>6</text:a></text:p>
          <text:p text:style-name="P21"><text:a xlink:type="simple" xlink:href="#__RefHeading___Toc134_2410746694" text:style-name="Index_20_Link" text:visited-style-name="Index_20_Link">Notes on receive and send windows<text:tab/>6</text:a></text:p>
          <text:p text:style-name="P21"><text:a xlink:type="simple" xlink:href="#__RefHeading___Toc136_2410746694" text:style-name="Index_20_Link" text:visited-style-name="Index_20_Link">Notes on SWTP usage possibilities<text:tab/>6</text:a></text:p>
          <text:p text:style-name="P21"><text:a xlink:type="simple" xlink:href="#__RefHeading___Toc138_2410746694" text:style-name="Index_20_Link" text:visited-style-name="Index_20_Link">Notes on SWTP configuration while a connection is active<text:tab/>6</text:a></text:p>
        </text:index-body>
      </text:table-of-content>
      <text:p text:style-name="P3"/>
      <text:h text:style-name="P35" text:outline-level="1"><text:bookmark-start text:name="__RefHeading___Toc107_2410746694"/>Introduction<text:bookmark-end text:name="__RefHeading___Toc107_2410746694"/></text:h>
      <text:p text:style-name="P4">Sometimes, the only way to connect to the Internet is to connect through a hotspot access point. In france, the four main operators have their distinct hotspot networks. But these hotspots sometimes block distant ports, so you have to use a VPN software to connect to games for example. SWTP is a HDLC-based network tunneling protocol. It can be used for creating a pipe between two communicating entities, and its main usage is to forward network frames between a user behind a public Wi-Fi hotspot and a server.</text:p>
      <text:h text:style-name="P29" text:outline-level="1"><text:bookmark-start text:name="__RefHeading___Toc109_2410746694"/>Goals<text:bookmark-end text:name="__RefHeading___Toc109_2410746694"/></text:h>
      <text:p text:style-name="P5">The main goal of SWTP is to forward network frames from one end to another, making sure that no frames are lost. It does not detect network congestion, and does not try to reduce the frame rate in order to reduce losses. The assumption here is that the network link quality and speed should remain constant. Another goal of SWTP is also to remove as much overhead as possible.</text:p>
      <text:h text:style-name="P28" text:outline-level="1"><text:bookmark-start text:name="__RefHeading___Toc111_2410746694"/>Assumptions<text:bookmark-end text:name="__RefHeading___Toc111_2410746694"/></text:h>
      <text:p text:style-name="P4">SWTP assumes that :</text:p>
      <text:list xml:id="list3744899343" text:style-name="L1">
        <text:list-item>
          <text:p text:style-name="P22">It’s working over another protocol that already checks whether the contents of the received frames is correct or not (such as <text:span text:style-name="T1">UDP</text:span> with its <text:span text:style-name="T1">checksum</text:span> field)</text:p>
        </text:list-item>
        <text:list-item>
          <text:p text:style-name="P23">The frame size can be determined from lower protocols (such as UDP with its length field)</text:p>
        </text:list-item>
        <text:list-item>
          <text:p text:style-name="P23">Some frames can be lost</text:p>
        </text:list-item>
        <text:list-item>
          <text:p text:style-name="P23">The link between the two connected ends can suffer from a variable (between 50 and 1000ms) delay.</text:p>
        </text:list-item>
      </text:list>
      <text:h text:style-name="P30" text:outline-level="1"><text:bookmark-start text:name="__RefHeading___Toc113_2410746694"/>Implications<text:bookmark-end text:name="__RefHeading___Toc113_2410746694"/></text:h>
      <text:list xml:id="list1350976181" text:style-name="L2">
        <text:list-item>
          <text:p text:style-name="P24">SWTP does not implement any checksum field, as it assumes that the frame integrity is already checked by a lower protocol.</text:p>
        </text:list-item>
        <text:list-item>
          <text:p text:style-name="P24">SWTP must include a frame loss detection and retransmission mechanism.</text:p>
        </text:list-item>
        <text:list-item>
          <text:p text:style-name="P24">SWTP must be able to support large enough window sizes, so that a high delay between the operator network and the customer’s router does not reduce the link speed because of window saturation.</text:p>
        </text:list-item>
      </text:list>
      <text:h text:style-name="P31" text:outline-level="1"><text:bookmark-start text:name="__RefHeading___Toc115_2410746694"/>Frame format<text:bookmark-end text:name="__RefHeading___Toc115_2410746694"/></text:h>
      <text:p text:style-name="P6">Bytes are sent in network order (big-endian)</text:p>
      <text:p text:style-name="P6">Every SWTP frame has a 32-bit command field that determines the role of the frame :</text:p>
      <table:table table:name="Table1" table:style-name="Table1">
        <table:table-column table:style-name="Table1.A"/>
        <table:table-column table:style-name="Table1.B" table:number-columns-repeated="15"/>
        <table:table-column table:style-name="Table1.Q"/>
        <table:table-row>
          <table:table-cell table:style-name="Table1.A1" office:value-type="string">
            <text:p text:style-name="P16">Bit</text:p>
          </table:table-cell>
          <table:table-cell table:style-name="Table1.A1" office:value-type="string">
            <text:p text:style-name="P17">15</text:p>
          </table:table-cell>
          <table:table-cell table:style-name="Table1.A1" office:value-type="string">
            <text:p text:style-name="P17">14</text:p>
          </table:table-cell>
          <table:table-cell table:style-name="Table1.A1" office:value-type="string">
            <text:p text:style-name="P17">13</text:p>
          </table:table-cell>
          <table:table-cell table:style-name="Table1.A1" office:value-type="string">
            <text:p text:style-name="P17">12</text:p>
          </table:table-cell>
          <table:table-cell table:style-name="Table1.A1" office:value-type="string">
            <text:p text:style-name="P17">11</text:p>
          </table:table-cell>
          <table:table-cell table:style-name="Table1.A1" office:value-type="string">
            <text:p text:style-name="P17">10</text:p>
          </table:table-cell>
          <table:table-cell table:style-name="Table1.A1" office:value-type="string">
            <text:p text:style-name="P17">9</text:p>
          </table:table-cell>
          <table:table-cell table:style-name="Table1.A1" office:value-type="string">
            <text:p text:style-name="P17">8</text:p>
          </table:table-cell>
          <table:table-cell table:style-name="Table1.A1" office:value-type="string">
            <text:p text:style-name="P17">7</text:p>
          </table:table-cell>
          <table:table-cell table:style-name="Table1.A1" office:value-type="string">
            <text:p text:style-name="P17">6</text:p>
          </table:table-cell>
          <table:table-cell table:style-name="Table1.A1" office:value-type="string">
            <text:p text:style-name="P17">5</text:p>
          </table:table-cell>
          <table:table-cell table:style-name="Table1.A1" office:value-type="string">
            <text:p text:style-name="P17">4</text:p>
          </table:table-cell>
          <table:table-cell table:style-name="Table1.A1" office:value-type="string">
            <text:p text:style-name="P17">3</text:p>
          </table:table-cell>
          <table:table-cell table:style-name="Table1.A1" office:value-type="string">
            <text:p text:style-name="P17">2</text:p>
          </table:table-cell>
          <table:table-cell table:style-name="Table1.A1" office:value-type="string">
            <text:p text:style-name="P17">1</text:p>
          </table:table-cell>
          <table:table-cell table:style-name="Table1.Q1" office:value-type="string">
            <text:p text:style-name="P17">0</text:p>
          </table:table-cell>
        </table:table-row>
        <table:table-row>
          <table:table-cell table:style-name="Table1.A2" office:value-type="string">
            <text:p text:style-name="P16">Data</text:p>
          </table:table-cell>
          <table:table-cell table:style-name="Table1.B2" office:value-type="string">
            <text:p text:style-name="P14">0</text:p>
          </table:table-cell>
          <table:table-cell table:style-name="Table1.B2" table:number-columns-spanned="7" office:value-type="string">
            <text:p text:style-name="P14">s</text:p>
          </table:table-cell>
          <table:covered-table-cell/>
          <table:covered-table-cell/>
          <table:covered-table-cell/>
          <table:covered-table-cell/>
          <table:covered-table-cell/>
          <table:covered-table-cell/>
          <table:table-cell table:style-name="Table1.B2" office:value-type="string">
            <text:p text:style-name="P15">?</text:p>
          </table:table-cell>
          <table:table-cell table:style-name="Table1.K2" table:number-columns-spanned="7" office:value-type="string">
            <text:p text:style-name="P14">r</text:p>
          </table:table-cell>
          <table:covered-table-cell/>
          <table:covered-table-cell/>
          <table:covered-table-cell/>
          <table:covered-table-cell/>
          <table:covered-table-cell/>
          <table:covered-table-cell/>
        </table:table-row>
        <table:table-row>
          <table:table-cell table:style-name="Table1.A2" office:value-type="string">
            <text:p text:style-name="P16">Ctrl</text:p>
          </table:table-cell>
          <table:table-cell table:style-name="Table1.B2" office:value-type="string">
            <text:p text:style-name="P14">1</text:p>
          </table:table-cell>
          <table:table-cell table:style-name="Table1.K2" table:number-columns-spanned="15" office:value-type="string">
            <text:p text:style-name="P14">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P36" text:outline-level="2"><text:bookmark-start text:name="__RefHeading___Toc117_2410746694"/><text:soft-page-break/>Data frames<text:bookmark-end text:name="__RefHeading___Toc117_2410746694"/></text:h>
      <text:p text:style-name="P7">A data frame basically has 3 main fields :</text:p>
      <text:list xml:id="list1291973007" text:style-name="L3">
        <text:list-item>
          <text:p text:style-name="P25"><text:span text:style-name="T3">Sent frame number (s):</text:span> the number of the current sent frame.</text:p>
        </text:list-item>
        <text:list-item>
          <text:p text:style-name="P26">Received frame number (r):<text:span text:style-name="T4"> the number of the last received frame in sequence + 1 (which means that if you’ve received frames 0 and 2, this number will be 1). This value can also be considered as the “next expected frame in reception”.</text:span></text:p>
        </text:list-item>
        <text:list-item>
          <text:p text:style-name="P26">Payload:<text:span text:style-name="T4"> user-defined (directly after the command field).</text:span></text:p>
        </text:list-item>
      </text:list>
      <text:p text:style-name="P27">Frame sequence numbers are 7-bit wide, allowing frame numeration from 0 to 127. This is a relatively large value that can prevent network speed limitation caused by window saturation.</text:p>
      <text:h text:style-name="P37" text:outline-level="2"><text:bookmark-start text:name="__RefHeading___Toc120_2410746694"/>Control frames<text:bookmark-end text:name="__RefHeading___Toc120_2410746694"/></text:h>
      <text:p text:style-name="P8">A control frame can have different formats:</text:p>
      <table:table table:name="Table2" table:style-name="Table2">
        <table:table-column table:style-name="Table2.A"/>
        <table:table-column table:style-name="Table2.B" table:number-columns-repeated="15"/>
        <table:table-column table:style-name="Table2.Q"/>
        <table:table-row>
          <table:table-cell table:style-name="Table2.A1" office:value-type="string">
            <text:p text:style-name="P18">Bit</text:p>
          </table:table-cell>
          <table:table-cell table:style-name="Table2.A1" office:value-type="string">
            <text:p text:style-name="P18">15</text:p>
          </table:table-cell>
          <table:table-cell table:style-name="Table2.A1" office:value-type="string">
            <text:p text:style-name="P18">14</text:p>
          </table:table-cell>
          <table:table-cell table:style-name="Table2.A1" office:value-type="string">
            <text:p text:style-name="P18">13</text:p>
          </table:table-cell>
          <table:table-cell table:style-name="Table2.A1" office:value-type="string">
            <text:p text:style-name="P18">12</text:p>
          </table:table-cell>
          <table:table-cell table:style-name="Table2.A1" office:value-type="string">
            <text:p text:style-name="P18">11</text:p>
          </table:table-cell>
          <table:table-cell table:style-name="Table2.A1" office:value-type="string">
            <text:p text:style-name="P18">10</text:p>
          </table:table-cell>
          <table:table-cell table:style-name="Table2.A1" office:value-type="string">
            <text:p text:style-name="P18">9</text:p>
          </table:table-cell>
          <table:table-cell table:style-name="Table2.A1" office:value-type="string">
            <text:p text:style-name="P18">8</text:p>
          </table:table-cell>
          <table:table-cell table:style-name="Table2.A1" office:value-type="string">
            <text:p text:style-name="P18">7</text:p>
          </table:table-cell>
          <table:table-cell table:style-name="Table2.A1" office:value-type="string">
            <text:p text:style-name="P18">6</text:p>
          </table:table-cell>
          <table:table-cell table:style-name="Table2.A1" office:value-type="string">
            <text:p text:style-name="P18">5</text:p>
          </table:table-cell>
          <table:table-cell table:style-name="Table2.A1" office:value-type="string">
            <text:p text:style-name="P18">4</text:p>
          </table:table-cell>
          <table:table-cell table:style-name="Table2.A1" office:value-type="string">
            <text:p text:style-name="P18">3</text:p>
          </table:table-cell>
          <table:table-cell table:style-name="Table2.A1" office:value-type="string">
            <text:p text:style-name="P18">2</text:p>
          </table:table-cell>
          <table:table-cell table:style-name="Table2.A1" office:value-type="string">
            <text:p text:style-name="P18">1</text:p>
          </table:table-cell>
          <table:table-cell table:style-name="Table2.Q1" office:value-type="string">
            <text:p text:style-name="P18">0</text:p>
          </table:table-cell>
        </table:table-row>
        <table:table-row table:style-name="Table2.2">
          <table:table-cell table:style-name="Table2.A2" office:value-type="string">
            <text:p text:style-name="P18">SABM</text:p>
          </table:table-cell>
          <table:table-cell table:style-name="Table2.B2" office:value-type="string">
            <text:p text:style-name="P15">1</text:p>
          </table:table-cell>
          <table:table-cell table:style-name="Table2.B2" office:value-type="string">
            <text:p text:style-name="P15">0</text:p>
          </table:table-cell>
          <table:table-cell table:style-name="Table2.B2" office:value-type="string">
            <text:p text:style-name="P15">0</text:p>
          </table:table-cell>
          <table:table-cell table:style-name="Table2.B2" office:value-type="string">
            <text:p text:style-name="P15">0</text:p>
          </table:table-cell>
          <table:table-cell table:style-name="Table2.B2" table:number-columns-spanned="5" office:value-type="string">
            <text:p text:style-name="P15">reserved</text:p>
          </table:table-cell>
          <table:covered-table-cell/>
          <table:covered-table-cell/>
          <table:covered-table-cell/>
          <table:covered-table-cell/>
          <table:table-cell table:style-name="Table2.K2" table:number-columns-spanned="7" office:value-type="string">
            <text:p text:style-name="P15">w</text:p>
          </table:table-cell>
          <table:covered-table-cell/>
          <table:covered-table-cell/>
          <table:covered-table-cell/>
          <table:covered-table-cell/>
          <table:covered-table-cell/>
          <table:covered-table-cell/>
        </table:table-row>
        <table:table-row table:style-name="Table2.2">
          <table:table-cell table:style-name="Table2.A2" office:value-type="string">
            <text:p text:style-name="P18">DISC</text:p>
          </table:table-cell>
          <table:table-cell table:style-name="Table2.B2" office:value-type="string">
            <text:p text:style-name="P15">1</text:p>
          </table:table-cell>
          <table:table-cell table:style-name="Table2.B2" office:value-type="string">
            <text:p text:style-name="P15">0</text:p>
          </table:table-cell>
          <table:table-cell table:style-name="Table2.B2" office:value-type="string">
            <text:p text:style-name="P15">0</text:p>
          </table:table-cell>
          <table:table-cell table:style-name="Table2.B2" office:value-type="string">
            <text:p text:style-name="P15">1</text:p>
          </table:table-cell>
          <table:table-cell table:style-name="Table2.K2" table:number-columns-spanned="12" office:value-type="string">
            <text:p text:style-name="P15">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18">TEST</text:p>
          </table:table-cell>
          <table:table-cell table:style-name="Table2.B2" office:value-type="string">
            <text:p text:style-name="P15">1</text:p>
          </table:table-cell>
          <table:table-cell table:style-name="Table2.B2" office:value-type="string">
            <text:p text:style-name="P15">0</text:p>
          </table:table-cell>
          <table:table-cell table:style-name="Table2.B2" office:value-type="string">
            <text:p text:style-name="P15">1</text:p>
          </table:table-cell>
          <table:table-cell table:style-name="Table2.B2" office:value-type="string">
            <text:p text:style-name="P15">0</text:p>
          </table:table-cell>
          <table:table-cell table:style-name="Table2.B2" table:number-columns-spanned="5" office:value-type="string">
            <text:p text:style-name="P15">reserved</text:p>
          </table:table-cell>
          <table:covered-table-cell/>
          <table:covered-table-cell/>
          <table:covered-table-cell/>
          <table:covered-table-cell/>
          <table:table-cell table:style-name="Table2.K2" table:number-columns-spanned="7" office:value-type="string">
            <text:p text:style-name="P15">r</text:p>
          </table:table-cell>
          <table:covered-table-cell/>
          <table:covered-table-cell/>
          <table:covered-table-cell/>
          <table:covered-table-cell/>
          <table:covered-table-cell/>
          <table:covered-table-cell/>
        </table:table-row>
        <table:table-row table:style-name="Table2.2">
          <table:table-cell table:style-name="Table2.A2" office:value-type="string">
            <text:p text:style-name="P18">SREJ</text:p>
          </table:table-cell>
          <table:table-cell table:style-name="Table2.B2" office:value-type="string">
            <text:p text:style-name="P15">1</text:p>
          </table:table-cell>
          <table:table-cell table:style-name="Table2.B2" office:value-type="string">
            <text:p text:style-name="P15">1</text:p>
          </table:table-cell>
          <table:table-cell table:style-name="Table2.B2" office:value-type="string">
            <text:p text:style-name="P15">0</text:p>
          </table:table-cell>
          <table:table-cell table:style-name="Table2.B2" office:value-type="string">
            <text:p text:style-name="P15">0</text:p>
          </table:table-cell>
          <table:table-cell table:style-name="Table2.B2" table:number-columns-spanned="5" office:value-type="string">
            <text:p text:style-name="P15">reserved</text:p>
          </table:table-cell>
          <table:covered-table-cell/>
          <table:covered-table-cell/>
          <table:covered-table-cell/>
          <table:covered-table-cell/>
          <table:table-cell table:style-name="Table2.K2" table:number-columns-spanned="7" office:value-type="string">
            <text:p text:style-name="P15">r</text:p>
          </table:table-cell>
          <table:covered-table-cell/>
          <table:covered-table-cell/>
          <table:covered-table-cell/>
          <table:covered-table-cell/>
          <table:covered-table-cell/>
          <table:covered-table-cell/>
        </table:table-row>
        <table:table-row table:style-name="Table2.2">
          <table:table-cell table:style-name="Table2.A2" office:value-type="string">
            <text:p text:style-name="P18">REJ</text:p>
          </table:table-cell>
          <table:table-cell table:style-name="Table2.B2" office:value-type="string">
            <text:p text:style-name="P15">1</text:p>
          </table:table-cell>
          <table:table-cell table:style-name="Table2.B2" office:value-type="string">
            <text:p text:style-name="P15">1</text:p>
          </table:table-cell>
          <table:table-cell table:style-name="Table2.B2" office:value-type="string">
            <text:p text:style-name="P15">0</text:p>
          </table:table-cell>
          <table:table-cell table:style-name="Table2.B2" office:value-type="string">
            <text:p text:style-name="P15">1</text:p>
          </table:table-cell>
          <table:table-cell table:style-name="Table2.B2" table:number-columns-spanned="5" office:value-type="string">
            <text:p text:style-name="P15">reserved</text:p>
          </table:table-cell>
          <table:covered-table-cell/>
          <table:covered-table-cell/>
          <table:covered-table-cell/>
          <table:covered-table-cell/>
          <table:table-cell table:style-name="Table2.K2" table:number-columns-spanned="7" office:value-type="string">
            <text:p text:style-name="P15">r</text:p>
          </table:table-cell>
          <table:covered-table-cell/>
          <table:covered-table-cell/>
          <table:covered-table-cell/>
          <table:covered-table-cell/>
          <table:covered-table-cell/>
          <table:covered-table-cell/>
        </table:table-row>
        <table:table-row table:style-name="Table2.2">
          <table:table-cell table:style-name="Table2.A2" office:value-type="string">
            <text:p text:style-name="P18">RR</text:p>
          </table:table-cell>
          <table:table-cell table:style-name="Table2.B2" office:value-type="string">
            <text:p text:style-name="P15">1</text:p>
          </table:table-cell>
          <table:table-cell table:style-name="Table2.B2" office:value-type="string">
            <text:p text:style-name="P15">1</text:p>
          </table:table-cell>
          <table:table-cell table:style-name="Table2.B2" office:value-type="string">
            <text:p text:style-name="P15">1</text:p>
          </table:table-cell>
          <table:table-cell table:style-name="Table2.B2" office:value-type="string">
            <text:p text:style-name="P15">0</text:p>
          </table:table-cell>
          <table:table-cell table:style-name="Table2.B2" table:number-columns-spanned="5" office:value-type="string">
            <text:p text:style-name="P15">reserved</text:p>
          </table:table-cell>
          <table:covered-table-cell/>
          <table:covered-table-cell/>
          <table:covered-table-cell/>
          <table:covered-table-cell/>
          <table:table-cell table:style-name="Table2.K2" table:number-columns-spanned="7" office:value-type="string">
            <text:p text:style-name="P15">r</text:p>
          </table:table-cell>
          <table:covered-table-cell/>
          <table:covered-table-cell/>
          <table:covered-table-cell/>
          <table:covered-table-cell/>
          <table:covered-table-cell/>
          <table:covered-table-cell/>
        </table:table-row>
      </table:table>
      <text:h text:style-name="P38" text:outline-level="3"><text:bookmark-start text:name="__RefHeading___Toc122_2410746694"/>Set Asynchronous Balanced Mode (SABM)<text:bookmark-end text:name="__RefHeading___Toc122_2410746694"/></text:h>
      <text:p text:style-name="P8">This command initiates the connection. It contains the <text:span text:style-name="T2">window size (w)</text:span><text:span text:style-name="T4"> field, that indicates the maximum send window size the receiver should adopt. It is important to note here that the receiver of this packet may adopt </text:span><text:span text:style-name="T5">any</text:span><text:span text:style-name="T4"> window size between 1 and </text:span><text:span text:style-name="T9">w</text:span><text:span text:style-name="T12">.</text:span></text:p>
      <text:h text:style-name="P38" text:outline-level="3"><text:bookmark-start text:name="__RefHeading___Toc124_2410746694"/>Disconnect (DISC)<text:bookmark-end text:name="__RefHeading___Toc124_2410746694"/></text:h>
      <text:p text:style-name="P8">This command indicates that the connection is finished on the sender’s side. After sending this command, the sender will stop responding. If the receiver does not receive the DISC message, then it will disconnect automatically by detecting a connection time-out.</text:p>
      <text:h text:style-name="P38" text:outline-level="3"><text:bookmark-start text:name="__RefHeading___Toc126_2410746694"/>Test (TEST)<text:bookmark-end text:name="__RefHeading___Toc126_2410746694"/></text:h>
      <text:p text:style-name="P8">This command is used for periodically checking whether the other end is still connected if the sender hasn’t received a packet from it after a certain delay. It contains the sequence number of the last received frame in order (i.e. if frames 0 and 2 have been received but frame 1 is missing, this field will be equal to 1).</text:p>
      <text:h text:style-name="P38" text:outline-level="3"><text:bookmark-start text:name="__RefHeading___Toc128_2410746694"/>Selective Reject (SREJ)<text:bookmark-end text:name="__RefHeading___Toc128_2410746694"/></text:h>
      <text:p text:style-name="P8">This command asks the receiver to send a certain frame <text:span text:style-name="T13">(</text:span><text:span text:style-name="T8">r</text:span><text:span text:style-name="T11">) </text:span><text:span text:style-name="T10">in</text:span> its send window. Because of delay issues, it is possible that <text:span text:style-name="T13">the SREJ command is sent multiple times by the sender. This command should be ignored if the value of </text:span><text:span text:style-name="T8">r</text:span><text:span text:style-name="T11"> is not in the receiver’s send window.</text:span></text:p>
      <text:h text:style-name="P39" text:outline-level="3"><text:bookmark-start text:name="__RefHeading___Toc130_2410746694"/><text:soft-page-break/>Reject (REJ)<text:bookmark-end text:name="__RefHeading___Toc130_2410746694"/></text:h>
      <text:p text:style-name="P9">This command asks the receiver to send all the frames in the send window from the frame numbered <text:span text:style-name="T7">r</text:span><text:span text:style-name="T10">.</text:span></text:p>
      <text:h text:style-name="P39" text:outline-level="3"><text:bookmark-start text:name="__RefHeading___Toc132_2410746694"/>Receiver Ready (RR)<text:bookmark-end text:name="__RefHeading___Toc132_2410746694"/></text:h>
      <text:p text:style-name="P9">This command indicates that the sender has received a frame correctly, and is expecting the next data frame to be numbered <text:span text:style-name="T7">r</text:span><text:span text:style-name="T10">.</text:span></text:p>
      <text:h text:style-name="P32" text:outline-level="1"><text:bookmark-start text:name="__RefHeading___Toc134_2410746694"/>Notes on receive and send windows<text:bookmark-end text:name="__RefHeading___Toc134_2410746694"/></text:h>
      <text:p text:style-name="P10">During a SWTP connection, both ends have a send window, but they can also have a receive window. The send window is absolutely necessary on both sides, because if a data frame is lost, then the receiving end will ask for a frame retransmission with a SREJ or REJ command, and the only way to respond to this command is to find the previously sent frame in the send window. Then when a frame is acknowledged, it can be removed from the send window to make space for new frames.</text:p>
      <text:p text:style-name="P10">A receive window may also be used to improve performance. It is not necessary, because if a frame loss is detected, then the REJ command can be used to ask the sender to retransmit all the frames from the lost one, and the communication will resume from there. But it is very likely that this command will also retransmit correctly received frames. For example, let’s consider a communication from A to B, where both have a window size of 4. A sends 4 frames to B, but the second frame (numbered 1) is lost. B sends a REJ 1 command, to ask A to retransmit frames 1, 2 and 3. In this scenario, we can clearly see that frames 2 and 3 are retransmitted even if they were previously correctly received. It is possible to ask A to only retransmit the frame numbered 1, by sending a SREJ 1 command. This will require a receive window to store frames 2 and 3 while waiting for frame 1.</text:p>
      <text:p text:style-name="P11">Adopted window sizes should <text:span text:style-name="T4">never exceed 64. This number is the half of all frame numbering possibilities. It was decided to be so that spurious frame retransmission commands </text:span><text:span text:style-name="T6">for already acknowledged frames </text:span><text:span text:style-name="T4">can be detected. </text:span><text:span text:style-name="T6">Network performance can be disastrous if a frame is lost with a window size over 64.</text:span></text:p>
      <text:h text:style-name="P33" text:outline-level="1"><text:bookmark-start text:name="__RefHeading___Toc136_2410746694"/>Notes on SWTP usage possibilities<text:bookmark-end text:name="__RefHeading___Toc136_2410746694"/></text:h>
      <text:p text:style-name="P11">SWTP is a level-2 protocol that guarantees frame integrity, frame reception (by the acknowledgment mechanism), and frame order. <text:span text:style-name="T14">It does not specify the type of the payload it carries. It can carry basically anything and even be used as a reliable unicast framing protocol (therefore replacing TCP for example). However, because SWTP was made for a very specific use case, its main implementation will be tunneling SWTLLP frames. SWTLLP is a protocol that adds a “protocol field” type to SWTP, just like LLC does for 802.11. Please check SWTLLP specification to learn more about it.</text:span></text:p>
      <text:h text:style-name="P34" text:outline-level="1"><text:bookmark-start text:name="__RefHeading___Toc138_2410746694"/>Notes on SWTP configuration while a connection is active<text:bookmark-end text:name="__RefHeading___Toc138_2410746694"/></text:h>
      <text:p text:style-name="P12">SWTP can be reconfigured using the SWTCP protocol while a connection is active. SWTLLP has a special packet type number reserved for SWT<text:span text:style-name="T15">C</text:span>P. Therefore in the main implementation of SWTP, SWTCP frames will be carried by the SWTLL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FreeSerif" fo:font-family="FreeSerif" style:font-style-name="Regular" style:font-family-generic="roman"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21:34:10.120074262</meta:creation-date>
    <dc:date>2020-04-05T10:30:14.777844127</dc:date>
    <meta:editing-duration>PT31M</meta:editing-duration>
    <meta:editing-cycles>12</meta:editing-cycles>
    <meta:generator>LibreOffice/6.1.5.2$Linux_X86_64 LibreOffice_project/10$Build-2</meta:generator>
    <meta:document-statistic meta:table-count="2" meta:image-count="0" meta:object-count="0" meta:page-count="6" meta:paragraph-count="146" meta:word-count="1302" meta:character-count="7071" meta:non-whitespace-character-count="5925"/>
  </office:meta>
</office:document-meta>
</file>